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fo:language="ru" fo:country="RU" officeooo:rsid="0003bd08" officeooo:paragraph-rsid="0003bd08"/>
    </style:style>
    <style:style style:name="P2" style:family="paragraph" style:parent-style-name="Standard">
      <style:text-properties fo:language="ru" fo:country="RU" officeooo:rsid="0005c387" officeooo:paragraph-rsid="0005c387"/>
    </style:style>
    <style:style style:name="P3" style:family="paragraph" style:parent-style-name="Standard">
      <style:text-properties officeooo:paragraph-rsid="0003bd08"/>
    </style:style>
    <style:style style:name="T1" style:family="text">
      <style:text-properties fo:color="#fcfcfa" loext:opacity="100%" style:font-name="JetBrains Mono1" fo:font-size="9pt" fo:font-style="normal" fo:font-weight="normal" style:font-size-asian="9pt" style:font-style-asian="normal" style:font-weight-asian="normal"/>
    </style:style>
    <style:style style:name="T2" style:family="text">
      <style:text-properties fo:color="#fcfcfa" loext:opacity="100%" style:font-name="JetBrains Mono1" fo:font-size="12pt" fo:font-style="normal" fo:font-weight="normal" style:font-size-asian="12pt" style:font-style-asian="normal" style:font-weight-asian="normal"/>
    </style:style>
    <style:style style:name="T3" style:family="text">
      <style:text-properties fo:language="en" fo:country="US"/>
    </style:style>
    <style:style style:name="T4" style:family="text">
      <style:text-properties fo:language="ru" fo:country="RU" officeooo:rsid="0003bd08"/>
    </style:style>
    <style:style style:name="T5" style:family="text">
      <style:text-properties fo:font-variant="normal" fo:text-transform="none" fo:color="#3c4043" loext:opacity="100%" style:font-name="Roboto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звание проекта: <text:span text:style-name="T3">AntiVirusMan</text:span></text:p>
      <text:p text:style-name="P1"><text:span text:style-name="T3"/></text:p>
      <text:p text:style-name="P1">О чем игра?(коротко): Игра о защите компьютера от вирусов и крутой рубке зубастых соплей.</text:p>
      <text:p text:style-name="P1"/>
      <text:p text:style-name="P3"><text:span text:style-name="T4">Жанр: <text:s/></text:span><text:span text:style-name="T5">Екшн, Beat 'Em Up, Rogue-подібні ігри, Бойові, Оборона вежі, Платформери 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2">Сюжет: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22:22:17.166000000</meta:creation-date>
    <dc:date>2024-05-03T22:28:58.964000000</dc:date>
    <meta:editing-duration>PT6M40S</meta:editing-duration>
    <meta:editing-cycles>3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4" meta:word-count="29" meta:character-count="206" meta:non-whitespace-character-count="178"/>
  </office:meta>
</office:document-meta>
</file>